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Binding.addJbiHeaders( MessageExchange jbiExchange , NormalizedMessage normalizedMessage , Exchange camelExch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biBinding.createJbiMessageExchange( Exchange camelExchange , MessageExchangeFactory exchangeFactory , String defaultMep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JbiBinding.makeJbiMessageExchange( Exchange camelExchange , MessageExchangeFactory exchangeFactory , String defaultM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biBinding.setMessageExchangePattern( String messageExchange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Binding.convertBodyToJbi( Exchange exchange , Object bod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biBinding.getJbiInContent( Exchange camel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biBinding.addJbiAttachments( MessageExchange jbiExchange , NormalizedMessage normalizedMessage , Exchange camel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biBinding.extractBodyFromJbi( JbiExchange 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Binding.getMessageExchange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